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9.611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XT_Menu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omme Ve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pomme sure qui rend 25 points de vi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omme Jau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<text:span text:style-name="T1">Une pomme croquante</text:span> qui rend 50 points de vi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omme rou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e pomme juteuse qui rend tous les points de vi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aramb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Un beau fruit étoilé qui rend toute la magi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Salade de fruit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 savoureux mélange de fruits qui rends tout vos points de vie et de magi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arot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 légume orange qui soigne les altérations d’états. (sauve le coma, évidemmen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i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</text:p>
          </table:table-cell>
          <table:table-cell office:value-type="string" calcext:value-type="string">
            <text:p>Un légume rouge qui vous sortira du Coma en cas de coups fatale.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style-name="ce3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3" table:number-columns-repeated="2"/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22:01:35.70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1-25T22:01:46.753000000</dc:date>
    <meta:editing-duration>PT12H28M14S</meta:editing-duration>
    <meta:editing-cycles>16</meta:editing-cycles>
    <meta:document-statistic meta:table-count="1" meta:cell-count="34" meta:object-count="0"/>
  </office:meta>
</office:document-meta>
</file>